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658" officeooo:paragraph-rsid="00018658"/>
    </style:style>
    <style:style style:name="P2" style:family="paragraph" style:parent-style-name="Standard">
      <style:text-properties officeooo:rsid="00018658" officeooo:paragraph-rsid="00018658"/>
    </style:style>
    <style:style style:name="P3" style:family="paragraph" style:parent-style-name="Standard">
      <style:text-properties style:font-name="sans-serif" fo:font-size="11.25pt"/>
    </style:style>
    <style:style style:name="P4" style:family="paragraph" style:parent-style-name="Standard">
      <style:text-properties style:font-name="sans-serif" fo:font-size="11.25pt" officeooo:rsid="00018658" officeooo:paragraph-rsid="00018658"/>
    </style:style>
    <style:style style:name="P5" style:family="paragraph" style:parent-style-name="Standard">
      <style:text-properties style:font-name="monospace" fo:font-size="11.25pt"/>
    </style:style>
    <style:style style:name="P6" style:family="paragraph" style:parent-style-name="Standard">
      <style:text-properties style:font-name="monospace" fo:font-size="11.25pt" officeooo:rsid="0001c92c" officeooo:paragraph-rsid="0001c92c"/>
    </style:style>
    <style:style style:name="T1" style:family="text">
      <style:text-properties style:font-name="sans-serif" fo:font-size="11.25pt"/>
    </style:style>
    <style:style style:name="T2" style:family="text">
      <style:text-properties officeooo:rsid="00019e8f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2</text:p>
      <text:p text:style-name="P1"/>
      <text:p text:style-name="P4">1.</text:p>
      <text:p text:style-name="P3">Find long ORF from genome</text:p>
      <text:p text:style-name="P5">tigr-glimmer long-orfs -n -t 1.15 01.fa 01.long-orf-coords</text:p>
      <text:p text:style-name="P5"/>
      <text:p text:style-name="P6">long-orf<text:tab/>In this first step, a probability model of coding sequences is produced, here with the program <text:span text:style-name="T3">long-orfs.</text:span></text:p>
      <text:p text:style-name="P5">-<text:span text:style-name="T2">t<text:tab/><text:tab/>output is in text format</text:span></text:p>
      <text:p text:style-name="P5">-<text:span text:style-name="T2">n <text:tab/><text:tab/>The program-settings information, which are normally in the <text:tab/><text:tab/><text:tab/>header, are left out with -n.</text:span></text:p>
      <text:p text:style-name="P3">2.</text:p>
      <text:p text:style-name="P3">Extract long ORF</text:p>
      <text:p text:style-name="P5">tigr-glimmer extract -t 01.fa 01.long-orf-coords &gt; 01.longorf</text:p>
      <text:p text:style-name="P3">3.</text:p>
      <text:p text:style-name="P3">Prepare training set</text:p>
      <text:p text:style-name="P5">tigr-glimmer build-icm -r 01.icm &lt; 01.longorf</text:p>
      <text:p text:style-name="P3">4.</text:p>
      <text:p text:style-name="P3">Start glimmer</text:p>
      <text:p text:style-name="P5">tigr-glimmer glimmer3 -o50 -g110 -t30 01.fa 01.icm 01.glimmer</text:p>
      <text:p text:style-name="P3">5.</text:p>
      <text:p text:style-name="P3">Long ORFs are provided to construct the training set, what other two sources of</text:p>
      <text:p text:style-name="P3">sequences can be used instead of or in addition to long ORFs ?</text:p>
      <text:p text:style-name="P3">6.</text:p>
      <text:p text:style-name="P3">Is Glimmer suitable for all genomes ? Why ?</text:p>
      <text:p text:style-name="P3">7.</text:p>
      <text:p text:style-name="P3">Make a histogram of predicted gene lengths for each genome in R</text:p>
      <text:p text:style-name="P3">8.</text:p>
      <text:p text:style-name="P3">Do all gene sizes follow the same distribution in all genomes ?</text:p>
      <text:p text:style-name="P3">9.</text:p>
      <text:p text:style-name="P3">Extract the protein sequences from the predicted genes obtained. Use the script</text:p>
      <text:p text:style-name="Standard"><text:span text:style-name="T1">parseGlimmer.py.2 available in the script directory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1:53:42.176718560</meta:creation-date>
    <dc:date>2018-05-03T13:08:20.822064015</dc:date>
    <meta:editing-duration>PT14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69" meta:character-count="1008" meta:non-whitespace-character-count="861"/>
  </office:meta>
</office:document-meta>
</file>